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45800000330E4F81705035A06F5.png" manifest:media-type="image/png"/>
  <manifest:file-entry manifest:full-path="Pictures/100002010000050E0000027C7C1944559EAA5CB8.png" manifest:media-type="image/png"/>
  <manifest:file-entry manifest:full-path="Pictures/10000000000003CB000001FD0963517C85E02A2C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mage 1:</text:p>
      <text:p text:style-name="Standard"><draw:frame draw:style-name="fr1" draw:name="Picture 5" text:anchor-type="as-char" svg:width="6.2957in" svg:height="3.0945in" draw:z-index="0"><draw:image xlink:href="Pictures/100002010000050E0000027C7C1944559EAA5CB8.png" xlink:type="simple" xlink:show="embed" xlink:actuate="onLoad" draw:mime-type="image/png"/></draw:frame></text:p>
      <text:p text:style-name="Standard"/>
      <text:p text:style-name="P1">Image 2:</text:p>
      <text:p text:style-name="Standard"><draw:frame draw:style-name="fr1" draw:name="Picture 3" text:anchor-type="as-char" svg:width="6.2957in" svg:height="4.6201in" draw:z-index="1"><draw:image xlink:href="Pictures/100002010000045800000330E4F81705035A06F5.png" xlink:type="simple" xlink:show="embed" xlink:actuate="onLoad" draw:mime-type="image/png"/></draw:frame><text:bookmark text:name="_GoBack"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pl" fo:country="PL" style:letter-kerning="false" style:font-name-asian="等线" style:font-size-asian="12pt" style:language-asian="zh" style:country-asian="CN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pl" fo:country="PL" style:letter-kerning="false" style:font-name-asian="等线" style:font-size-asian="12pt" style:language-asian="zh" style:country-asian="CN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Header with image</text:p>
        <text:p text:style-name="Header"><draw:frame draw:style-name="Mfr1" draw:name="Picture 4" text:anchor-type="as-char" svg:width="6.2957in" svg:height="3.2972in" draw:z-index="3"><draw:image xlink:href="Pictures/10000000000003CB000001FD0963517C85E02A2C.png" xlink:type="simple" xlink:show="embed" xlink:actuate="onLoad" draw:mime-type="image/png"/></draw:frame></text:p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Paula</meta:initial-creator>
    <dc:creator>Paula</dc:creator>
    <meta:editing-cycles>1</meta:editing-cycles>
    <meta:creation-date>2019-07-26T15:23:00</meta:creation-date>
    <dc:date>2019-07-26T15:30:00</dc:date>
    <meta:editing-duration>PT4M</meta:editing-duration>
    <meta:generator>LibreOffice/7.0.1.2$MacOSX_X86_64 LibreOffice_project/7cbcfc562f6eb6708b5ff7d7397325de9e764452</meta:generator>
    <meta:document-statistic meta:table-count="0" meta:image-count="3" meta:object-count="0" meta:page-count="2" meta:paragraph-count="6" meta:word-count="7" meta:character-count="33" meta:non-whitespace-character-count="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